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7d040"/>
    </style:style>
    <style:style style:name="T1" style:family="text">
      <style:text-properties officeooo:rsid="00061366"/>
    </style:style>
    <style:style style:name="T2" style:family="text">
      <style:text-properties officeooo:rsid="0007d0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n esta proyecto se genera</text:span> un informe llamado "facturas", en el que apare<text:span text:style-name="T1">cen</text:span> los datos de las empresas clientes <text:s/>(nombre, dirección y Ciudad) (tabla Clientes) y un listado con los pedidos que han realizado. Por cada pedido se m<text:span text:style-name="T1">uestra</text:span> el ID_pedido, fecha del pedido e importe a pagar. El importe a pagar <text:span text:style-name="T1">se calcula</text:span> teniendo en cuenta loas artículos que se vendieron en cada pedido junto con el precio al cual fue vendido. Esta información <text:span text:style-name="T1">se</text:span> recupera de la tabla detalle_pedidos. También <text:span text:style-name="T1">se </text:span>añad<text:span text:style-name="T1">e</text:span> el importe total para cada cliente. <text:line-break/><text:span text:style-name="T1">Otra parte del proyecto i</text:span>nclu<text:span text:style-name="T1">ye</text:span> el informe para generar facturas en un aplicación java que lo muestr<text:span text:style-name="T1">a</text:span> en formato PDF, teniendo en cuenta que el código del cliente (ID_Cliente) se pasa al informe como parámetro. Por lo tanto, al ejecutarse la aplicación se genera el informe creado en el apartado anterior pero mostrando solo los datos para el Identificador de cliente (Id_cliente) pasado por parámetro.<text:line-break/><text:span text:style-name="T1">Seguidamente se c</text:span>rea un informe en el que apare<text:span text:style-name="T1">ce</text:span> un listado con las ventas totales (cantidad total) de cada artículo (se visualiza su nombre). Por cada artículo vendido, <text:span text:style-name="T1">se</text:span> m<text:span text:style-name="T1">uestra</text:span> la descripción del mismo junto con el número de unidades totales vendidas. <text:span text:style-name="T1">Se añade</text:span> un gráfico al informe que muestr<text:span text:style-name="T1">a</text:span> por cada artículo vendido, el número total de unidades vendidas. <text:line-break/><text:span text:style-name="T1">Finalmente se r</text:span>epite <text:span text:style-name="T1">la primera parte del proyecto</text:span> (sin subtotales) utilizando subinformes.</text:p>
      <text:p text:style-name="P1"/>
      <text:p text:style-name="P1"><text:span text:style-name="T2">Nota: E</text:span>l proyecto con las librerias supera los 20mb de la plataforma, por lo tanto he adjuntado un archivo png "librerias jasper report" que muestra las librerías que <text:span text:style-name="T2">se han usado</text:span> usado. <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9T11:02:09.383000000</dc:date>
    <meta:editing-duration>PT13M9S</meta:editing-duration>
    <meta:editing-cycles>3</meta:editing-cycles>
    <meta:generator>LibreOffice/7.2.7.2$Windows_X86_64 LibreOffice_project/8d71d29d553c0f7dcbfa38fbfda25ee34cce99a2</meta:generator>
    <meta:document-statistic meta:table-count="0" meta:image-count="0" meta:object-count="0" meta:page-count="1" meta:paragraph-count="2" meta:word-count="259" meta:character-count="1581" meta:non-whitespace-character-count="1319"/>
  </office:meta>
</office:document-meta>
</file>